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DataSheet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number-columns-repeated="8" table:default-cell-style-name="ce1"/>
        <table:table-row table:style-name="ro1">
          <table:table-cell office:value-type="string">
            <text:p>country_event</text:p>
          </table:table-cell>
          <table:table-cell table:number-columns-repeated="12"/>
          <table:table-cell table:style-name="Default" table:number-columns-repeated="8"/>
        </table:table-row>
        <table:table-row table:style-name="ro1">
          <table:table-cell office:value-type="string">
            <text:p>id</text:p>
          </table:table-cell>
          <table:table-cell office:value-type="string">
            <text:p>hide_window</text:p>
          </table:table-cell>
          <table:table-cell office:value-type="string">
            <text:p>is_triggered_only</text:p>
          </table:table-cell>
          <table:table-cell office:value-type="string">
            <text:p>trigger</text:p>
          </table:table-cell>
          <table:table-cell office:value-type="string">
            <text:p>immediate</text:p>
          </table:table-cell>
          <table:table-cell table:number-columns-repeated="8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string">
            <text:p>has_modifier</text:p>
          </table:table-cell>
          <table:table-cell office:value-type="string">
            <text:p>OCCNUM</text:p>
          </table:table-cell>
          <table:table-cell office:value-type="string">
            <text:p>IF</text:p>
          </table:table-cell>
          <table:table-cell table:number-columns-repeated="7"/>
          <table:table-cell table:style-name="Default" table:number-columns-repeated="8"/>
        </table:table-row>
        <table:table-row table:style-name="ro1">
          <table:table-cell table:number-columns-repeated="5"/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>add_modifier</text:p>
          </table:table-cell>
          <table:table-cell/>
          <table:table-cell office:value-type="string">
            <text:p>remove_modifier</text:p>
          </table:table-cell>
          <table:table-cell office:value-type="string">
            <text:p>country_event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office:value-type="string">
            <text:p>modifier</text:p>
          </table:table-cell>
          <table:table-cell office:value-type="string">
            <text:p>days</text:p>
          </table:table-cell>
          <table:table-cell/>
          <table:table-cell office:value-type="string">
            <text:p>id</text:p>
          </table:table-cell>
          <table:table-cell table:number-columns-repeated="2"/>
          <table:table-cell table:style-name="Default"/>
          <table:table-cell table:style-name="Default"/>
          <table:table-cell table:style-name="Default" table:number-columns-repeated="6"/>
        </table:table-row>
        <table:table-row table:style-name="ro1">
          <table:table-cell table:number-columns-repeated="13"/>
          <table:table-cell table:style-name="Default" table:number-columns-repeated="8"/>
        </table:table-row>
        <table:table-row table:style-name="ro2">
          <table:table-cell office:value-type="string">
            <text:p>fleetcap.1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1</text:p>
          </table:table-cell>
          <table:table-cell table:number-columns-repeated="2" office:value-type="string">
            <text:p>OCC0</text:p>
          </table:table-cell>
          <table:table-cell table:formula="of:=[.T$8]&amp;[.R$7]&amp;ROUND([.O7];0)&amp;[.U$8]" office:value-type="string" office:string-value="{ num_pops &gt;26 }">
            <text:p>{ num_pops &gt;26 }</text:p>
          </table:table-cell>
          <table:table-cell office:value-type="string">
            <text:p>"fleetcap_modifier2"</text:p>
          </table:table-cell>
          <table:table-cell office:value-type="string">
            <text:p>-1</text:p>
          </table:table-cell>
          <table:table-cell office:value-type="string">
            <text:p>"fleetcap_modifier1"</text:p>
          </table:table-cell>
          <table:table-cell office:value-type="string">
            <text:p>fleetcap.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fleetcap.</text:p>
          </table:table-cell>
          <table:table-cell office:value-type="string">
            <text:p>fleetcap_modifier</text:p>
          </table:table-cell>
          <table:table-cell office:value-type="string">
            <text:p>num_pops &gt;</text:p>
          </table:table-cell>
          <table:table-cell office:value-type="string">
            <text:p>num_pops &lt;</text:p>
          </table:table-cell>
          <table:table-cell table:number-columns-repeated="2" office:value-type="string">
            <text:p>"</text:p>
          </table:table-cell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table:formula="of:=[.O5]" office:value-type="float" office:value="0">
            <text:p>0</text:p>
          </table:table-cell>
          <table:table-cell table:number-columns-repeated="4"/>
          <table:table-cell office:value-type="string">
            <text:p>{ </text:p>
          </table:table-cell>
          <table:table-cell office:value-type="string">
            <text:p><text:s/>}</text:p>
          </table:table-cell>
        </table:table-row>
        <table:table-row table:style-name="ro2">
          <table:table-cell office:value-type="string">
            <text:p>fleetcap.2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2</text:p>
          </table:table-cell>
          <table:table-cell table:formula="of:=[.E7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9];0)&amp;[.U$8]" office:value-type="string" office:string-value="{ num_pops &gt;30 }">
            <text:p>{ num_pops &gt;30 }</text:p>
          </table:table-cell>
          <table:table-cell office:value-type="string">
            <text:p>"fleetcap_modifier3"</text:p>
          </table:table-cell>
          <table:table-cell office:value-type="string">
            <text:p>-1</text:p>
          </table:table-cell>
          <table:table-cell office:value-type="string">
            <text:p>"fleetcap_modifier2"</text:p>
          </table:table-cell>
          <table:table-cell office:value-type="string">
            <text:p>fleetcap.3</text:p>
          </table:table-cell>
          <table:table-cell table:number-columns-repeated="2"/>
          <table:table-cell table:formula="of:=[.N7]+1" office:value-type="float" office:value="2">
            <text:p>2</text:p>
          </table:table-cell>
          <table:table-cell table:formula="of:=[.O7]*1.15" office:value-type="float" office:value="29.9">
            <text:p>29.9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10];0)&amp;[.U$8]" office:value-type="string" office:string-value="{ num_pops &lt;26 }">
            <text:p>{ num_pops &lt;26 }</text:p>
          </table:table-cell>
          <table:table-cell office:value-type="string">
            <text:p>"fleetcap_modifier1"</text:p>
          </table:table-cell>
          <table:table-cell office:value-type="string">
            <text:p>-1</text:p>
          </table:table-cell>
          <table:table-cell office:value-type="string">
            <text:p>"fleetcap_modifier2"</text:p>
          </table:table-cell>
          <table:table-cell office:value-type="string">
            <text:p>fleetcap.1</text:p>
          </table:table-cell>
          <table:table-cell table:number-columns-repeated="2"/>
          <table:table-cell table:formula="of:=[.N8]+1" office:value-type="float" office:value="1">
            <text:p>1</text:p>
          </table:table-cell>
          <table:table-cell table:formula="of:=[.O7]" office:value-type="float" office:value="26">
            <text:p>26</text:p>
          </table:table-cell>
          <table:table-cell table:number-columns-repeated="6"/>
        </table:table-row>
        <table:table-row table:style-name="ro2">
          <table:table-cell office:value-type="string">
            <text:p>fleetcap.3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3</text:p>
          </table:table-cell>
          <table:table-cell table:formula="of:=[.E9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11];0)&amp;[.U$8]" office:value-type="string" office:string-value="{ num_pops &gt;34 }">
            <text:p>{ num_pops &gt;34 }</text:p>
          </table:table-cell>
          <table:table-cell office:value-type="string">
            <text:p>"fleetcap_modifier4"</text:p>
          </table:table-cell>
          <table:table-cell office:value-type="string">
            <text:p>-1</text:p>
          </table:table-cell>
          <table:table-cell office:value-type="string">
            <text:p>"fleetcap_modifier3"</text:p>
          </table:table-cell>
          <table:table-cell office:value-type="string">
            <text:p>fleetcap.4</text:p>
          </table:table-cell>
          <table:table-cell table:number-columns-repeated="2"/>
          <table:table-cell table:formula="of:=[.N9]+1" office:value-type="float" office:value="3">
            <text:p>3</text:p>
          </table:table-cell>
          <table:table-cell table:formula="of:=[.O9]*1.15" office:value-type="float" office:value="34.385">
            <text:p>34.385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12];0)&amp;[.U$8]" office:value-type="string" office:string-value="{ num_pops &lt;30 }">
            <text:p>{ num_pops &lt;30 }</text:p>
          </table:table-cell>
          <table:table-cell office:value-type="string">
            <text:p>"fleetcap_modifier2"</text:p>
          </table:table-cell>
          <table:table-cell office:value-type="string">
            <text:p>-1</text:p>
          </table:table-cell>
          <table:table-cell office:value-type="string">
            <text:p>"fleetcap_modifier3"</text:p>
          </table:table-cell>
          <table:table-cell office:value-type="string">
            <text:p>fleetcap.2</text:p>
          </table:table-cell>
          <table:table-cell table:number-columns-repeated="2"/>
          <table:table-cell table:formula="of:=[.N10]+1" office:value-type="float" office:value="2">
            <text:p>2</text:p>
          </table:table-cell>
          <table:table-cell table:formula="of:=[.O9]" office:value-type="float" office:value="29.9">
            <text:p>29.9</text:p>
          </table:table-cell>
          <table:table-cell table:number-columns-repeated="6"/>
        </table:table-row>
        <table:table-row table:style-name="ro2">
          <table:table-cell office:value-type="string">
            <text:p>fleetcap.4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4</text:p>
          </table:table-cell>
          <table:table-cell table:formula="of:=[.E11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13];0)&amp;[.U$8]" office:value-type="string" office:string-value="{ num_pops &gt;40 }">
            <text:p>{ num_pops &gt;40 }</text:p>
          </table:table-cell>
          <table:table-cell office:value-type="string">
            <text:p>"fleetcap_modifier5"</text:p>
          </table:table-cell>
          <table:table-cell office:value-type="string">
            <text:p>-1</text:p>
          </table:table-cell>
          <table:table-cell office:value-type="string">
            <text:p>"fleetcap_modifier4"</text:p>
          </table:table-cell>
          <table:table-cell office:value-type="string">
            <text:p>fleetcap.5</text:p>
          </table:table-cell>
          <table:table-cell table:number-columns-repeated="2"/>
          <table:table-cell table:formula="of:=[.N11]+1" office:value-type="float" office:value="4">
            <text:p>4</text:p>
          </table:table-cell>
          <table:table-cell table:formula="of:=[.O11]*1.15" office:value-type="float" office:value="39.54275">
            <text:p>39.54275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14];0)&amp;[.U$8]" office:value-type="string" office:string-value="{ num_pops &lt;34 }">
            <text:p>{ num_pops &lt;34 }</text:p>
          </table:table-cell>
          <table:table-cell office:value-type="string">
            <text:p>"fleetcap_modifier3"</text:p>
          </table:table-cell>
          <table:table-cell office:value-type="string">
            <text:p>-1</text:p>
          </table:table-cell>
          <table:table-cell office:value-type="string">
            <text:p>"fleetcap_modifier4"</text:p>
          </table:table-cell>
          <table:table-cell office:value-type="string">
            <text:p>fleetcap.3</text:p>
          </table:table-cell>
          <table:table-cell table:number-columns-repeated="2"/>
          <table:table-cell table:formula="of:=[.N12]+1" office:value-type="float" office:value="3">
            <text:p>3</text:p>
          </table:table-cell>
          <table:table-cell table:formula="of:=[.O11]" office:value-type="float" office:value="34.385">
            <text:p>34.385</text:p>
          </table:table-cell>
          <table:table-cell table:number-columns-repeated="6"/>
        </table:table-row>
        <table:table-row table:style-name="ro2">
          <table:table-cell office:value-type="string">
            <text:p>fleetcap.5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5</text:p>
          </table:table-cell>
          <table:table-cell table:formula="of:=[.E13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15];0)&amp;[.U$8]" office:value-type="string" office:string-value="{ num_pops &gt;45 }">
            <text:p>{ num_pops &gt;45 }</text:p>
          </table:table-cell>
          <table:table-cell office:value-type="string">
            <text:p>"fleetcap_modifier6"</text:p>
          </table:table-cell>
          <table:table-cell office:value-type="string">
            <text:p>-1</text:p>
          </table:table-cell>
          <table:table-cell office:value-type="string">
            <text:p>"fleetcap_modifier5"</text:p>
          </table:table-cell>
          <table:table-cell office:value-type="string">
            <text:p>fleetcap.6</text:p>
          </table:table-cell>
          <table:table-cell table:number-columns-repeated="2"/>
          <table:table-cell table:formula="of:=[.N13]+1" office:value-type="float" office:value="5">
            <text:p>5</text:p>
          </table:table-cell>
          <table:table-cell table:formula="of:=[.O13]*1.15" office:value-type="float" office:value="45.4741625">
            <text:p>45.4741625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16];0)&amp;[.U$8]" office:value-type="string" office:string-value="{ num_pops &lt;40 }">
            <text:p>{ num_pops &lt;40 }</text:p>
          </table:table-cell>
          <table:table-cell office:value-type="string">
            <text:p>"fleetcap_modifier4"</text:p>
          </table:table-cell>
          <table:table-cell office:value-type="string">
            <text:p>-1</text:p>
          </table:table-cell>
          <table:table-cell office:value-type="string">
            <text:p>"fleetcap_modifier5"</text:p>
          </table:table-cell>
          <table:table-cell office:value-type="string">
            <text:p>fleetcap.4</text:p>
          </table:table-cell>
          <table:table-cell table:number-columns-repeated="2"/>
          <table:table-cell table:formula="of:=[.N14]+1" office:value-type="float" office:value="4">
            <text:p>4</text:p>
          </table:table-cell>
          <table:table-cell table:formula="of:=[.O13]" office:value-type="float" office:value="39.54275">
            <text:p>39.54275</text:p>
          </table:table-cell>
          <table:table-cell table:number-columns-repeated="6"/>
        </table:table-row>
        <table:table-row table:style-name="ro2">
          <table:table-cell office:value-type="string">
            <text:p>fleetcap.6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6</text:p>
          </table:table-cell>
          <table:table-cell table:formula="of:=[.E15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17];0)&amp;[.U$8]" office:value-type="string" office:string-value="{ num_pops &gt;52 }">
            <text:p>{ num_pops &gt;52 }</text:p>
          </table:table-cell>
          <table:table-cell office:value-type="string">
            <text:p>"fleetcap_modifier7"</text:p>
          </table:table-cell>
          <table:table-cell office:value-type="string">
            <text:p>-1</text:p>
          </table:table-cell>
          <table:table-cell office:value-type="string">
            <text:p>"fleetcap_modifier6"</text:p>
          </table:table-cell>
          <table:table-cell office:value-type="string">
            <text:p>fleetcap.7</text:p>
          </table:table-cell>
          <table:table-cell table:number-columns-repeated="2"/>
          <table:table-cell table:formula="of:=[.N15]+1" office:value-type="float" office:value="6">
            <text:p>6</text:p>
          </table:table-cell>
          <table:table-cell table:formula="of:=[.O15]*1.15" office:value-type="float" office:value="52.295286875">
            <text:p>52.295286875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18];0)&amp;[.U$8]" office:value-type="string" office:string-value="{ num_pops &lt;45 }">
            <text:p>{ num_pops &lt;45 }</text:p>
          </table:table-cell>
          <table:table-cell office:value-type="string">
            <text:p>"fleetcap_modifier5"</text:p>
          </table:table-cell>
          <table:table-cell office:value-type="string">
            <text:p>-1</text:p>
          </table:table-cell>
          <table:table-cell office:value-type="string">
            <text:p>"fleetcap_modifier6"</text:p>
          </table:table-cell>
          <table:table-cell office:value-type="string">
            <text:p>fleetcap.5</text:p>
          </table:table-cell>
          <table:table-cell table:number-columns-repeated="2"/>
          <table:table-cell table:formula="of:=[.N16]+1" office:value-type="float" office:value="5">
            <text:p>5</text:p>
          </table:table-cell>
          <table:table-cell table:formula="of:=[.O15]" office:value-type="float" office:value="45.4741625">
            <text:p>45.4741625</text:p>
          </table:table-cell>
          <table:table-cell table:number-columns-repeated="6"/>
        </table:table-row>
        <table:table-row table:style-name="ro2">
          <table:table-cell office:value-type="string">
            <text:p>fleetcap.7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7</text:p>
          </table:table-cell>
          <table:table-cell table:formula="of:=[.E17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19];0)&amp;[.U$8]" office:value-type="string" office:string-value="{ num_pops &gt;60 }">
            <text:p>{ num_pops &gt;60 }</text:p>
          </table:table-cell>
          <table:table-cell office:value-type="string">
            <text:p>"fleetcap_modifier8"</text:p>
          </table:table-cell>
          <table:table-cell office:value-type="string">
            <text:p>-1</text:p>
          </table:table-cell>
          <table:table-cell office:value-type="string">
            <text:p>"fleetcap_modifier7"</text:p>
          </table:table-cell>
          <table:table-cell office:value-type="string">
            <text:p>fleetcap.8</text:p>
          </table:table-cell>
          <table:table-cell table:number-columns-repeated="2"/>
          <table:table-cell table:formula="of:=[.N17]+1" office:value-type="float" office:value="7">
            <text:p>7</text:p>
          </table:table-cell>
          <table:table-cell table:formula="of:=[.O17]*1.15" office:value-type="float" office:value="60.13957990625">
            <text:p>60.1395799063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20];0)&amp;[.U$8]" office:value-type="string" office:string-value="{ num_pops &lt;52 }">
            <text:p>{ num_pops &lt;52 }</text:p>
          </table:table-cell>
          <table:table-cell office:value-type="string">
            <text:p>"fleetcap_modifier6"</text:p>
          </table:table-cell>
          <table:table-cell office:value-type="string">
            <text:p>-1</text:p>
          </table:table-cell>
          <table:table-cell office:value-type="string">
            <text:p>"fleetcap_modifier7"</text:p>
          </table:table-cell>
          <table:table-cell office:value-type="string">
            <text:p>fleetcap.6</text:p>
          </table:table-cell>
          <table:table-cell table:number-columns-repeated="2"/>
          <table:table-cell table:formula="of:=[.N18]+1" office:value-type="float" office:value="6">
            <text:p>6</text:p>
          </table:table-cell>
          <table:table-cell table:formula="of:=[.O17]" office:value-type="float" office:value="52.295286875">
            <text:p>52.295286875</text:p>
          </table:table-cell>
          <table:table-cell table:number-columns-repeated="6"/>
        </table:table-row>
        <table:table-row table:style-name="ro2">
          <table:table-cell office:value-type="string">
            <text:p>fleetcap.8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8</text:p>
          </table:table-cell>
          <table:table-cell table:formula="of:=[.E19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21];0)&amp;[.U$8]" office:value-type="string" office:string-value="{ num_pops &gt;69 }">
            <text:p>{ num_pops &gt;69 }</text:p>
          </table:table-cell>
          <table:table-cell office:value-type="string">
            <text:p>"fleetcap_modifier9"</text:p>
          </table:table-cell>
          <table:table-cell office:value-type="string">
            <text:p>-1</text:p>
          </table:table-cell>
          <table:table-cell office:value-type="string">
            <text:p>"fleetcap_modifier8"</text:p>
          </table:table-cell>
          <table:table-cell office:value-type="string">
            <text:p>fleetcap.9</text:p>
          </table:table-cell>
          <table:table-cell table:number-columns-repeated="2"/>
          <table:table-cell table:formula="of:=[.N19]+1" office:value-type="float" office:value="8">
            <text:p>8</text:p>
          </table:table-cell>
          <table:table-cell table:formula="of:=[.O19]*1.15" office:value-type="float" office:value="69.1605168921875">
            <text:p>69.1605168922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22];0)&amp;[.U$8]" office:value-type="string" office:string-value="{ num_pops &lt;60 }">
            <text:p>{ num_pops &lt;60 }</text:p>
          </table:table-cell>
          <table:table-cell office:value-type="string">
            <text:p>"fleetcap_modifier7"</text:p>
          </table:table-cell>
          <table:table-cell office:value-type="string">
            <text:p>-1</text:p>
          </table:table-cell>
          <table:table-cell office:value-type="string">
            <text:p>"fleetcap_modifier8"</text:p>
          </table:table-cell>
          <table:table-cell office:value-type="string">
            <text:p>fleetcap.7</text:p>
          </table:table-cell>
          <table:table-cell table:number-columns-repeated="2"/>
          <table:table-cell table:formula="of:=[.N20]+1" office:value-type="float" office:value="7">
            <text:p>7</text:p>
          </table:table-cell>
          <table:table-cell table:formula="of:=[.O19]" office:value-type="float" office:value="60.13957990625">
            <text:p>60.1395799063</text:p>
          </table:table-cell>
          <table:table-cell table:number-columns-repeated="6"/>
        </table:table-row>
        <table:table-row table:style-name="ro2">
          <table:table-cell office:value-type="string">
            <text:p>fleetcap.9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9</text:p>
          </table:table-cell>
          <table:table-cell table:formula="of:=[.E21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23];0)&amp;[.U$8]" office:value-type="string" office:string-value="{ num_pops &gt;80 }">
            <text:p>{ num_pops &gt;80 }</text:p>
          </table:table-cell>
          <table:table-cell office:value-type="string">
            <text:p>"fleetcap_modifier10"</text:p>
          </table:table-cell>
          <table:table-cell office:value-type="string">
            <text:p>-1</text:p>
          </table:table-cell>
          <table:table-cell office:value-type="string">
            <text:p>"fleetcap_modifier9"</text:p>
          </table:table-cell>
          <table:table-cell office:value-type="string">
            <text:p>fleetcap.10</text:p>
          </table:table-cell>
          <table:table-cell table:number-columns-repeated="2"/>
          <table:table-cell table:formula="of:=[.N21]+1" office:value-type="float" office:value="9">
            <text:p>9</text:p>
          </table:table-cell>
          <table:table-cell table:formula="of:=[.O21]*1.15" office:value-type="float" office:value="79.5345944260156">
            <text:p>79.534594426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24];0)&amp;[.U$8]" office:value-type="string" office:string-value="{ num_pops &lt;69 }">
            <text:p>{ num_pops &lt;69 }</text:p>
          </table:table-cell>
          <table:table-cell office:value-type="string">
            <text:p>"fleetcap_modifier8"</text:p>
          </table:table-cell>
          <table:table-cell office:value-type="string">
            <text:p>-1</text:p>
          </table:table-cell>
          <table:table-cell office:value-type="string">
            <text:p>"fleetcap_modifier9"</text:p>
          </table:table-cell>
          <table:table-cell office:value-type="string">
            <text:p>fleetcap.8</text:p>
          </table:table-cell>
          <table:table-cell table:number-columns-repeated="2"/>
          <table:table-cell table:formula="of:=[.N22]+1" office:value-type="float" office:value="8">
            <text:p>8</text:p>
          </table:table-cell>
          <table:table-cell table:formula="of:=[.O21]" office:value-type="float" office:value="69.1605168921875">
            <text:p>69.1605168922</text:p>
          </table:table-cell>
          <table:table-cell table:number-columns-repeated="6"/>
        </table:table-row>
        <table:table-row table:style-name="ro2">
          <table:table-cell office:value-type="string">
            <text:p>fleetcap.10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10</text:p>
          </table:table-cell>
          <table:table-cell table:formula="of:=[.E23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25];0)&amp;[.U$8]" office:value-type="string" office:string-value="{ num_pops &gt;91 }">
            <text:p>{ num_pops &gt;91 }</text:p>
          </table:table-cell>
          <table:table-cell office:value-type="string">
            <text:p>"fleetcap_modifier11"</text:p>
          </table:table-cell>
          <table:table-cell office:value-type="string">
            <text:p>-1</text:p>
          </table:table-cell>
          <table:table-cell office:value-type="string">
            <text:p>"fleetcap_modifier10"</text:p>
          </table:table-cell>
          <table:table-cell office:value-type="string">
            <text:p>fleetcap.11</text:p>
          </table:table-cell>
          <table:table-cell table:number-columns-repeated="2"/>
          <table:table-cell table:formula="of:=[.N23]+1" office:value-type="float" office:value="10">
            <text:p>10</text:p>
          </table:table-cell>
          <table:table-cell table:formula="of:=[.O23]*1.15" office:value-type="float" office:value="91.4647835899179">
            <text:p>91.4647835899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26];0)&amp;[.U$8]" office:value-type="string" office:string-value="{ num_pops &lt;80 }">
            <text:p>{ num_pops &lt;80 }</text:p>
          </table:table-cell>
          <table:table-cell office:value-type="string">
            <text:p>"fleetcap_modifier9"</text:p>
          </table:table-cell>
          <table:table-cell office:value-type="string">
            <text:p>-1</text:p>
          </table:table-cell>
          <table:table-cell office:value-type="string">
            <text:p>"fleetcap_modifier10"</text:p>
          </table:table-cell>
          <table:table-cell office:value-type="string">
            <text:p>fleetcap.9</text:p>
          </table:table-cell>
          <table:table-cell table:number-columns-repeated="2"/>
          <table:table-cell table:formula="of:=[.N24]+1" office:value-type="float" office:value="9">
            <text:p>9</text:p>
          </table:table-cell>
          <table:table-cell table:formula="of:=[.O23]" office:value-type="float" office:value="79.5345944260156">
            <text:p>79.534594426</text:p>
          </table:table-cell>
          <table:table-cell table:number-columns-repeated="6"/>
        </table:table-row>
        <table:table-row table:style-name="ro2">
          <table:table-cell office:value-type="string">
            <text:p>fleetcap.11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11</text:p>
          </table:table-cell>
          <table:table-cell table:formula="of:=[.E25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27];0)&amp;[.U$8]" office:value-type="string" office:string-value="{ num_pops &gt;105 }">
            <text:p>{ num_pops &gt;105 }</text:p>
          </table:table-cell>
          <table:table-cell office:value-type="string">
            <text:p>"fleetcap_modifier12"</text:p>
          </table:table-cell>
          <table:table-cell office:value-type="string">
            <text:p>-1</text:p>
          </table:table-cell>
          <table:table-cell office:value-type="string">
            <text:p>"fleetcap_modifier11"</text:p>
          </table:table-cell>
          <table:table-cell office:value-type="string">
            <text:p>fleetcap.12</text:p>
          </table:table-cell>
          <table:table-cell table:number-columns-repeated="2"/>
          <table:table-cell table:formula="of:=[.N25]+1" office:value-type="float" office:value="11">
            <text:p>11</text:p>
          </table:table-cell>
          <table:table-cell table:formula="of:=[.O25]*1.15" office:value-type="float" office:value="105.184501128406">
            <text:p>105.1845011284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28];0)&amp;[.U$8]" office:value-type="string" office:string-value="{ num_pops &lt;91 }">
            <text:p>{ num_pops &lt;91 }</text:p>
          </table:table-cell>
          <table:table-cell office:value-type="string">
            <text:p>"fleetcap_modifier10"</text:p>
          </table:table-cell>
          <table:table-cell office:value-type="string">
            <text:p>-1</text:p>
          </table:table-cell>
          <table:table-cell office:value-type="string">
            <text:p>"fleetcap_modifier11"</text:p>
          </table:table-cell>
          <table:table-cell office:value-type="string">
            <text:p>fleetcap.10</text:p>
          </table:table-cell>
          <table:table-cell table:number-columns-repeated="2"/>
          <table:table-cell table:formula="of:=[.N26]+1" office:value-type="float" office:value="10">
            <text:p>10</text:p>
          </table:table-cell>
          <table:table-cell table:formula="of:=[.O25]" office:value-type="float" office:value="91.4647835899179">
            <text:p>91.4647835899</text:p>
          </table:table-cell>
          <table:table-cell table:number-columns-repeated="6"/>
        </table:table-row>
        <table:table-row table:style-name="ro2">
          <table:table-cell office:value-type="string">
            <text:p>fleetcap.12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12</text:p>
          </table:table-cell>
          <table:table-cell table:formula="of:=[.E27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29];0)&amp;[.U$8]" office:value-type="string" office:string-value="{ num_pops &gt;121 }">
            <text:p>{ num_pops &gt;121 }</text:p>
          </table:table-cell>
          <table:table-cell office:value-type="string">
            <text:p>"fleetcap_modifier13"</text:p>
          </table:table-cell>
          <table:table-cell office:value-type="string">
            <text:p>-1</text:p>
          </table:table-cell>
          <table:table-cell office:value-type="string">
            <text:p>"fleetcap_modifier12"</text:p>
          </table:table-cell>
          <table:table-cell office:value-type="string">
            <text:p>fleetcap.13</text:p>
          </table:table-cell>
          <table:table-cell table:number-columns-repeated="2"/>
          <table:table-cell table:formula="of:=[.N27]+1" office:value-type="float" office:value="12">
            <text:p>12</text:p>
          </table:table-cell>
          <table:table-cell table:formula="of:=[.O27]*1.15" office:value-type="float" office:value="120.962176297666">
            <text:p>120.9621762977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30];0)&amp;[.U$8]" office:value-type="string" office:string-value="{ num_pops &lt;105 }">
            <text:p>{ num_pops &lt;105 }</text:p>
          </table:table-cell>
          <table:table-cell office:value-type="string">
            <text:p>"fleetcap_modifier11"</text:p>
          </table:table-cell>
          <table:table-cell office:value-type="string">
            <text:p>-1</text:p>
          </table:table-cell>
          <table:table-cell office:value-type="string">
            <text:p>"fleetcap_modifier12"</text:p>
          </table:table-cell>
          <table:table-cell office:value-type="string">
            <text:p>fleetcap.11</text:p>
          </table:table-cell>
          <table:table-cell table:number-columns-repeated="2"/>
          <table:table-cell table:formula="of:=[.N28]+1" office:value-type="float" office:value="11">
            <text:p>11</text:p>
          </table:table-cell>
          <table:table-cell table:formula="of:=[.O27]" office:value-type="float" office:value="105.184501128406">
            <text:p>105.1845011284</text:p>
          </table:table-cell>
          <table:table-cell table:number-columns-repeated="6"/>
        </table:table-row>
        <table:table-row table:style-name="ro2">
          <table:table-cell office:value-type="string">
            <text:p>fleetcap.13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13</text:p>
          </table:table-cell>
          <table:table-cell table:formula="of:=[.E29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31];0)&amp;[.U$8]" office:value-type="string" office:string-value="{ num_pops &gt;139 }">
            <text:p>{ num_pops &gt;139 }</text:p>
          </table:table-cell>
          <table:table-cell office:value-type="string">
            <text:p>"fleetcap_modifier14"</text:p>
          </table:table-cell>
          <table:table-cell office:value-type="string">
            <text:p>-1</text:p>
          </table:table-cell>
          <table:table-cell office:value-type="string">
            <text:p>"fleetcap_modifier13"</text:p>
          </table:table-cell>
          <table:table-cell office:value-type="string">
            <text:p>fleetcap.14</text:p>
          </table:table-cell>
          <table:table-cell table:number-columns-repeated="2"/>
          <table:table-cell table:formula="of:=[.N29]+1" office:value-type="float" office:value="13">
            <text:p>13</text:p>
          </table:table-cell>
          <table:table-cell table:formula="of:=[.O29]*1.15" office:value-type="float" office:value="139.106502742316">
            <text:p>139.1065027423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32];0)&amp;[.U$8]" office:value-type="string" office:string-value="{ num_pops &lt;121 }">
            <text:p>{ num_pops &lt;121 }</text:p>
          </table:table-cell>
          <table:table-cell office:value-type="string">
            <text:p>"fleetcap_modifier12"</text:p>
          </table:table-cell>
          <table:table-cell office:value-type="string">
            <text:p>-1</text:p>
          </table:table-cell>
          <table:table-cell office:value-type="string">
            <text:p>"fleetcap_modifier13"</text:p>
          </table:table-cell>
          <table:table-cell office:value-type="string">
            <text:p>fleetcap.12</text:p>
          </table:table-cell>
          <table:table-cell table:number-columns-repeated="2"/>
          <table:table-cell table:formula="of:=[.N30]+1" office:value-type="float" office:value="12">
            <text:p>12</text:p>
          </table:table-cell>
          <table:table-cell table:formula="of:=[.O29]" office:value-type="float" office:value="120.962176297666">
            <text:p>120.9621762977</text:p>
          </table:table-cell>
          <table:table-cell table:number-columns-repeated="6"/>
        </table:table-row>
        <table:table-row table:style-name="ro2">
          <table:table-cell office:value-type="string">
            <text:p>fleetcap.14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14</text:p>
          </table:table-cell>
          <table:table-cell table:formula="of:=[.E31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33];0)&amp;[.U$8]" office:value-type="string" office:string-value="{ num_pops &gt;160 }">
            <text:p>{ num_pops &gt;160 }</text:p>
          </table:table-cell>
          <table:table-cell office:value-type="string">
            <text:p>"fleetcap_modifier15"</text:p>
          </table:table-cell>
          <table:table-cell office:value-type="string">
            <text:p>-1</text:p>
          </table:table-cell>
          <table:table-cell office:value-type="string">
            <text:p>"fleetcap_modifier14"</text:p>
          </table:table-cell>
          <table:table-cell office:value-type="string">
            <text:p>fleetcap.15</text:p>
          </table:table-cell>
          <table:table-cell table:number-columns-repeated="2"/>
          <table:table-cell table:formula="of:=[.N31]+1" office:value-type="float" office:value="14">
            <text:p>14</text:p>
          </table:table-cell>
          <table:table-cell table:formula="of:=[.O31]*1.15" office:value-type="float" office:value="159.972478153664">
            <text:p>159.9724781537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34];0)&amp;[.U$8]" office:value-type="string" office:string-value="{ num_pops &lt;139 }">
            <text:p>{ num_pops &lt;139 }</text:p>
          </table:table-cell>
          <table:table-cell office:value-type="string">
            <text:p>"fleetcap_modifier13"</text:p>
          </table:table-cell>
          <table:table-cell office:value-type="string">
            <text:p>-1</text:p>
          </table:table-cell>
          <table:table-cell office:value-type="string">
            <text:p>"fleetcap_modifier14"</text:p>
          </table:table-cell>
          <table:table-cell office:value-type="string">
            <text:p>fleetcap.13</text:p>
          </table:table-cell>
          <table:table-cell table:number-columns-repeated="2"/>
          <table:table-cell table:formula="of:=[.N32]+1" office:value-type="float" office:value="13">
            <text:p>13</text:p>
          </table:table-cell>
          <table:table-cell table:formula="of:=[.O31]" office:value-type="float" office:value="139.106502742316">
            <text:p>139.1065027423</text:p>
          </table:table-cell>
          <table:table-cell table:number-columns-repeated="6"/>
        </table:table-row>
        <table:table-row table:style-name="ro2">
          <table:table-cell office:value-type="string">
            <text:p>fleetcap.15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15</text:p>
          </table:table-cell>
          <table:table-cell table:formula="of:=[.E33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35];0)&amp;[.U$8]" office:value-type="string" office:string-value="{ num_pops &gt;184 }">
            <text:p>{ num_pops &gt;184 }</text:p>
          </table:table-cell>
          <table:table-cell office:value-type="string">
            <text:p>"fleetcap_modifier16"</text:p>
          </table:table-cell>
          <table:table-cell office:value-type="string">
            <text:p>-1</text:p>
          </table:table-cell>
          <table:table-cell office:value-type="string">
            <text:p>"fleetcap_modifier15"</text:p>
          </table:table-cell>
          <table:table-cell office:value-type="string">
            <text:p>fleetcap.16</text:p>
          </table:table-cell>
          <table:table-cell table:number-columns-repeated="2"/>
          <table:table-cell table:formula="of:=[.N33]+1" office:value-type="float" office:value="15">
            <text:p>15</text:p>
          </table:table-cell>
          <table:table-cell table:formula="of:=[.O33]*1.15" office:value-type="float" office:value="183.968349876713">
            <text:p>183.9683498767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36];0)&amp;[.U$8]" office:value-type="string" office:string-value="{ num_pops &lt;160 }">
            <text:p>{ num_pops &lt;160 }</text:p>
          </table:table-cell>
          <table:table-cell office:value-type="string">
            <text:p>"fleetcap_modifier14"</text:p>
          </table:table-cell>
          <table:table-cell office:value-type="string">
            <text:p>-1</text:p>
          </table:table-cell>
          <table:table-cell office:value-type="string">
            <text:p>"fleetcap_modifier15"</text:p>
          </table:table-cell>
          <table:table-cell office:value-type="string">
            <text:p>fleetcap.14</text:p>
          </table:table-cell>
          <table:table-cell table:number-columns-repeated="2"/>
          <table:table-cell table:formula="of:=[.N34]+1" office:value-type="float" office:value="14">
            <text:p>14</text:p>
          </table:table-cell>
          <table:table-cell table:formula="of:=[.O33]" office:value-type="float" office:value="159.972478153664">
            <text:p>159.9724781537</text:p>
          </table:table-cell>
          <table:table-cell table:number-columns-repeated="6"/>
        </table:table-row>
        <table:table-row table:style-name="ro2">
          <table:table-cell office:value-type="string">
            <text:p>fleetcap.16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16</text:p>
          </table:table-cell>
          <table:table-cell table:formula="of:=[.E35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37];0)&amp;[.U$8]" office:value-type="string" office:string-value="{ num_pops &gt;212 }">
            <text:p>{ num_pops &gt;212 }</text:p>
          </table:table-cell>
          <table:table-cell office:value-type="string">
            <text:p>"fleetcap_modifier17"</text:p>
          </table:table-cell>
          <table:table-cell office:value-type="string">
            <text:p>-1</text:p>
          </table:table-cell>
          <table:table-cell office:value-type="string">
            <text:p>"fleetcap_modifier16"</text:p>
          </table:table-cell>
          <table:table-cell office:value-type="string">
            <text:p>fleetcap.17</text:p>
          </table:table-cell>
          <table:table-cell table:number-columns-repeated="2"/>
          <table:table-cell table:formula="of:=[.N35]+1" office:value-type="float" office:value="16">
            <text:p>16</text:p>
          </table:table-cell>
          <table:table-cell table:formula="of:=[.O35]*1.15" office:value-type="float" office:value="211.56360235822">
            <text:p>211.5636023582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38];0)&amp;[.U$8]" office:value-type="string" office:string-value="{ num_pops &lt;184 }">
            <text:p>{ num_pops &lt;184 }</text:p>
          </table:table-cell>
          <table:table-cell office:value-type="string">
            <text:p>"fleetcap_modifier15"</text:p>
          </table:table-cell>
          <table:table-cell office:value-type="string">
            <text:p>-1</text:p>
          </table:table-cell>
          <table:table-cell office:value-type="string">
            <text:p>"fleetcap_modifier16"</text:p>
          </table:table-cell>
          <table:table-cell office:value-type="string">
            <text:p>fleetcap.15</text:p>
          </table:table-cell>
          <table:table-cell table:number-columns-repeated="2"/>
          <table:table-cell table:formula="of:=[.N36]+1" office:value-type="float" office:value="15">
            <text:p>15</text:p>
          </table:table-cell>
          <table:table-cell table:formula="of:=[.O35]" office:value-type="float" office:value="183.968349876713">
            <text:p>183.9683498767</text:p>
          </table:table-cell>
          <table:table-cell table:number-columns-repeated="6"/>
        </table:table-row>
        <table:table-row table:style-name="ro2">
          <table:table-cell office:value-type="string">
            <text:p>fleetcap.17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17</text:p>
          </table:table-cell>
          <table:table-cell table:formula="of:=[.E37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39];0)&amp;[.U$8]" office:value-type="string" office:string-value="{ num_pops &gt;243 }">
            <text:p>{ num_pops &gt;243 }</text:p>
          </table:table-cell>
          <table:table-cell office:value-type="string">
            <text:p>"fleetcap_modifier18"</text:p>
          </table:table-cell>
          <table:table-cell office:value-type="string">
            <text:p>-1</text:p>
          </table:table-cell>
          <table:table-cell office:value-type="string">
            <text:p>"fleetcap_modifier17"</text:p>
          </table:table-cell>
          <table:table-cell office:value-type="string">
            <text:p>fleetcap.18</text:p>
          </table:table-cell>
          <table:table-cell table:number-columns-repeated="2"/>
          <table:table-cell table:formula="of:=[.N37]+1" office:value-type="float" office:value="17">
            <text:p>17</text:p>
          </table:table-cell>
          <table:table-cell table:formula="of:=[.O37]*1.15" office:value-type="float" office:value="243.298142711953">
            <text:p>243.298142712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40];0)&amp;[.U$8]" office:value-type="string" office:string-value="{ num_pops &lt;212 }">
            <text:p>{ num_pops &lt;212 }</text:p>
          </table:table-cell>
          <table:table-cell office:value-type="string">
            <text:p>"fleetcap_modifier16"</text:p>
          </table:table-cell>
          <table:table-cell office:value-type="string">
            <text:p>-1</text:p>
          </table:table-cell>
          <table:table-cell office:value-type="string">
            <text:p>"fleetcap_modifier17"</text:p>
          </table:table-cell>
          <table:table-cell office:value-type="string">
            <text:p>fleetcap.16</text:p>
          </table:table-cell>
          <table:table-cell table:number-columns-repeated="2"/>
          <table:table-cell table:formula="of:=[.N38]+1" office:value-type="float" office:value="16">
            <text:p>16</text:p>
          </table:table-cell>
          <table:table-cell table:formula="of:=[.O37]" office:value-type="float" office:value="211.56360235822">
            <text:p>211.5636023582</text:p>
          </table:table-cell>
          <table:table-cell table:number-columns-repeated="6"/>
        </table:table-row>
        <table:table-row table:style-name="ro2">
          <table:table-cell office:value-type="string">
            <text:p>fleetcap.18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18</text:p>
          </table:table-cell>
          <table:table-cell table:formula="of:=[.E39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41];0)&amp;[.U$8]" office:value-type="string" office:string-value="{ num_pops &gt;280 }">
            <text:p>{ num_pops &gt;280 }</text:p>
          </table:table-cell>
          <table:table-cell office:value-type="string">
            <text:p>"fleetcap_modifier19"</text:p>
          </table:table-cell>
          <table:table-cell office:value-type="string">
            <text:p>-1</text:p>
          </table:table-cell>
          <table:table-cell office:value-type="string">
            <text:p>"fleetcap_modifier18"</text:p>
          </table:table-cell>
          <table:table-cell office:value-type="string">
            <text:p>fleetcap.19</text:p>
          </table:table-cell>
          <table:table-cell table:number-columns-repeated="2"/>
          <table:table-cell table:formula="of:=[.N39]+1" office:value-type="float" office:value="18">
            <text:p>18</text:p>
          </table:table-cell>
          <table:table-cell table:formula="of:=[.O39]*1.15" office:value-type="float" office:value="279.792864118746">
            <text:p>279.7928641187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42];0)&amp;[.U$8]" office:value-type="string" office:string-value="{ num_pops &lt;243 }">
            <text:p>{ num_pops &lt;243 }</text:p>
          </table:table-cell>
          <table:table-cell office:value-type="string">
            <text:p>"fleetcap_modifier17"</text:p>
          </table:table-cell>
          <table:table-cell office:value-type="string">
            <text:p>-1</text:p>
          </table:table-cell>
          <table:table-cell office:value-type="string">
            <text:p>"fleetcap_modifier18"</text:p>
          </table:table-cell>
          <table:table-cell office:value-type="string">
            <text:p>fleetcap.17</text:p>
          </table:table-cell>
          <table:table-cell table:number-columns-repeated="2"/>
          <table:table-cell table:formula="of:=[.N40]+1" office:value-type="float" office:value="17">
            <text:p>17</text:p>
          </table:table-cell>
          <table:table-cell table:formula="of:=[.O39]" office:value-type="float" office:value="243.298142711953">
            <text:p>243.298142712</text:p>
          </table:table-cell>
          <table:table-cell table:number-columns-repeated="6"/>
        </table:table-row>
        <table:table-row table:style-name="ro2">
          <table:table-cell office:value-type="string">
            <text:p>fleetcap.19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19</text:p>
          </table:table-cell>
          <table:table-cell table:formula="of:=[.E41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43];0)&amp;[.U$8]" office:value-type="string" office:string-value="{ num_pops &gt;322 }">
            <text:p>{ num_pops &gt;322 }</text:p>
          </table:table-cell>
          <table:table-cell office:value-type="string">
            <text:p>"fleetcap_modifier20"</text:p>
          </table:table-cell>
          <table:table-cell office:value-type="string">
            <text:p>-1</text:p>
          </table:table-cell>
          <table:table-cell office:value-type="string">
            <text:p>"fleetcap_modifier19"</text:p>
          </table:table-cell>
          <table:table-cell office:value-type="string">
            <text:p>fleetcap.20</text:p>
          </table:table-cell>
          <table:table-cell table:number-columns-repeated="2"/>
          <table:table-cell table:formula="of:=[.N41]+1" office:value-type="float" office:value="19">
            <text:p>19</text:p>
          </table:table-cell>
          <table:table-cell table:formula="of:=[.O41]*1.15" office:value-type="float" office:value="321.761793736558">
            <text:p>321.7617937366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44];0)&amp;[.U$8]" office:value-type="string" office:string-value="{ num_pops &lt;280 }">
            <text:p>{ num_pops &lt;280 }</text:p>
          </table:table-cell>
          <table:table-cell office:value-type="string">
            <text:p>"fleetcap_modifier18"</text:p>
          </table:table-cell>
          <table:table-cell office:value-type="string">
            <text:p>-1</text:p>
          </table:table-cell>
          <table:table-cell office:value-type="string">
            <text:p>"fleetcap_modifier19"</text:p>
          </table:table-cell>
          <table:table-cell office:value-type="string">
            <text:p>fleetcap.18</text:p>
          </table:table-cell>
          <table:table-cell table:number-columns-repeated="2"/>
          <table:table-cell table:formula="of:=[.N42]+1" office:value-type="float" office:value="18">
            <text:p>18</text:p>
          </table:table-cell>
          <table:table-cell table:formula="of:=[.O41]" office:value-type="float" office:value="279.792864118746">
            <text:p>279.7928641187</text:p>
          </table:table-cell>
          <table:table-cell table:number-columns-repeated="6"/>
        </table:table-row>
        <table:table-row table:style-name="ro2">
          <table:table-cell office:value-type="string">
            <text:p>fleetcap.20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20</text:p>
          </table:table-cell>
          <table:table-cell table:formula="of:=[.E43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45];0)&amp;[.U$8]" office:value-type="string" office:string-value="{ num_pops &gt;370 }">
            <text:p>{ num_pops &gt;370 }</text:p>
          </table:table-cell>
          <table:table-cell office:value-type="string">
            <text:p>"fleetcap_modifier21"</text:p>
          </table:table-cell>
          <table:table-cell office:value-type="string">
            <text:p>-1</text:p>
          </table:table-cell>
          <table:table-cell office:value-type="string">
            <text:p>"fleetcap_modifier20"</text:p>
          </table:table-cell>
          <table:table-cell office:value-type="string">
            <text:p>fleetcap.21</text:p>
          </table:table-cell>
          <table:table-cell table:number-columns-repeated="2"/>
          <table:table-cell table:formula="of:=[.N43]+1" office:value-type="float" office:value="20">
            <text:p>20</text:p>
          </table:table-cell>
          <table:table-cell table:formula="of:=[.O43]*1.15" office:value-type="float" office:value="370.026062797042">
            <text:p>370.026062797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46];0)&amp;[.U$8]" office:value-type="string" office:string-value="{ num_pops &lt;322 }">
            <text:p>{ num_pops &lt;322 }</text:p>
          </table:table-cell>
          <table:table-cell office:value-type="string">
            <text:p>"fleetcap_modifier19"</text:p>
          </table:table-cell>
          <table:table-cell office:value-type="string">
            <text:p>-1</text:p>
          </table:table-cell>
          <table:table-cell office:value-type="string">
            <text:p>"fleetcap_modifier20"</text:p>
          </table:table-cell>
          <table:table-cell office:value-type="string">
            <text:p>fleetcap.19</text:p>
          </table:table-cell>
          <table:table-cell table:number-columns-repeated="2"/>
          <table:table-cell table:formula="of:=[.N44]+1" office:value-type="float" office:value="19">
            <text:p>19</text:p>
          </table:table-cell>
          <table:table-cell table:formula="of:=[.O43]" office:value-type="float" office:value="321.761793736558">
            <text:p>321.7617937366</text:p>
          </table:table-cell>
          <table:table-cell table:number-columns-repeated="6"/>
        </table:table-row>
        <table:table-row table:style-name="ro2">
          <table:table-cell office:value-type="string">
            <text:p>fleetcap.21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21</text:p>
          </table:table-cell>
          <table:table-cell table:formula="of:=[.E45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47];0)&amp;[.U$8]" office:value-type="string" office:string-value="{ num_pops &gt;426 }">
            <text:p>{ num_pops &gt;426 }</text:p>
          </table:table-cell>
          <table:table-cell office:value-type="string">
            <text:p>"fleetcap_modifier22"</text:p>
          </table:table-cell>
          <table:table-cell office:value-type="string">
            <text:p>-1</text:p>
          </table:table-cell>
          <table:table-cell office:value-type="string">
            <text:p>"fleetcap_modifier21"</text:p>
          </table:table-cell>
          <table:table-cell office:value-type="string">
            <text:p>fleetcap.22</text:p>
          </table:table-cell>
          <table:table-cell table:number-columns-repeated="2"/>
          <table:table-cell table:formula="of:=[.N45]+1" office:value-type="float" office:value="21">
            <text:p>21</text:p>
          </table:table-cell>
          <table:table-cell table:formula="of:=[.O45]*1.15" office:value-type="float" office:value="425.529972216599">
            <text:p>425.5299722166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48];0)&amp;[.U$8]" office:value-type="string" office:string-value="{ num_pops &lt;370 }">
            <text:p>{ num_pops &lt;370 }</text:p>
          </table:table-cell>
          <table:table-cell office:value-type="string">
            <text:p>"fleetcap_modifier20"</text:p>
          </table:table-cell>
          <table:table-cell office:value-type="string">
            <text:p>-1</text:p>
          </table:table-cell>
          <table:table-cell office:value-type="string">
            <text:p>"fleetcap_modifier21"</text:p>
          </table:table-cell>
          <table:table-cell office:value-type="string">
            <text:p>fleetcap.20</text:p>
          </table:table-cell>
          <table:table-cell table:number-columns-repeated="2"/>
          <table:table-cell table:formula="of:=[.N46]+1" office:value-type="float" office:value="20">
            <text:p>20</text:p>
          </table:table-cell>
          <table:table-cell table:formula="of:=[.O45]" office:value-type="float" office:value="370.026062797042">
            <text:p>370.026062797</text:p>
          </table:table-cell>
          <table:table-cell table:number-columns-repeated="6"/>
        </table:table-row>
        <table:table-row table:style-name="ro2">
          <table:table-cell office:value-type="string">
            <text:p>fleetcap.22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22</text:p>
          </table:table-cell>
          <table:table-cell table:formula="of:=[.E47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49];0)&amp;[.U$8]" office:value-type="string" office:string-value="{ num_pops &gt;489 }">
            <text:p>{ num_pops &gt;489 }</text:p>
          </table:table-cell>
          <table:table-cell office:value-type="string">
            <text:p>"fleetcap_modifier23"</text:p>
          </table:table-cell>
          <table:table-cell office:value-type="string">
            <text:p>-1</text:p>
          </table:table-cell>
          <table:table-cell office:value-type="string">
            <text:p>"fleetcap_modifier22"</text:p>
          </table:table-cell>
          <table:table-cell office:value-type="string">
            <text:p>fleetcap.23</text:p>
          </table:table-cell>
          <table:table-cell table:number-columns-repeated="2"/>
          <table:table-cell table:formula="of:=[.N47]+1" office:value-type="float" office:value="22">
            <text:p>22</text:p>
          </table:table-cell>
          <table:table-cell table:formula="of:=[.O47]*1.15" office:value-type="float" office:value="489.359468049088">
            <text:p>489.3594680491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50];0)&amp;[.U$8]" office:value-type="string" office:string-value="{ num_pops &lt;426 }">
            <text:p>{ num_pops &lt;426 }</text:p>
          </table:table-cell>
          <table:table-cell office:value-type="string">
            <text:p>"fleetcap_modifier21"</text:p>
          </table:table-cell>
          <table:table-cell office:value-type="string">
            <text:p>-1</text:p>
          </table:table-cell>
          <table:table-cell office:value-type="string">
            <text:p>"fleetcap_modifier22"</text:p>
          </table:table-cell>
          <table:table-cell office:value-type="string">
            <text:p>fleetcap.21</text:p>
          </table:table-cell>
          <table:table-cell table:number-columns-repeated="2"/>
          <table:table-cell table:formula="of:=[.N48]+1" office:value-type="float" office:value="21">
            <text:p>21</text:p>
          </table:table-cell>
          <table:table-cell table:formula="of:=[.O47]" office:value-type="float" office:value="425.529972216599">
            <text:p>425.5299722166</text:p>
          </table:table-cell>
          <table:table-cell table:number-columns-repeated="6"/>
        </table:table-row>
        <table:table-row table:style-name="ro2">
          <table:table-cell office:value-type="string">
            <text:p>fleetcap.23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23</text:p>
          </table:table-cell>
          <table:table-cell table:formula="of:=[.E49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51];0)&amp;[.U$8]" office:value-type="string" office:string-value="{ num_pops &gt;563 }">
            <text:p>{ num_pops &gt;563 }</text:p>
          </table:table-cell>
          <table:table-cell office:value-type="string">
            <text:p>"fleetcap_modifier24"</text:p>
          </table:table-cell>
          <table:table-cell office:value-type="string">
            <text:p>-1</text:p>
          </table:table-cell>
          <table:table-cell office:value-type="string">
            <text:p>"fleetcap_modifier23"</text:p>
          </table:table-cell>
          <table:table-cell office:value-type="string">
            <text:p>fleetcap.24</text:p>
          </table:table-cell>
          <table:table-cell table:number-columns-repeated="2"/>
          <table:table-cell table:formula="of:=[.N49]+1" office:value-type="float" office:value="23">
            <text:p>23</text:p>
          </table:table-cell>
          <table:table-cell table:formula="of:=[.O49]*1.15" office:value-type="float" office:value="562.763388256451">
            <text:p>562.7633882565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52];0)&amp;[.U$8]" office:value-type="string" office:string-value="{ num_pops &lt;489 }">
            <text:p>{ num_pops &lt;489 }</text:p>
          </table:table-cell>
          <table:table-cell office:value-type="string">
            <text:p>"fleetcap_modifier22"</text:p>
          </table:table-cell>
          <table:table-cell office:value-type="string">
            <text:p>-1</text:p>
          </table:table-cell>
          <table:table-cell office:value-type="string">
            <text:p>"fleetcap_modifier23"</text:p>
          </table:table-cell>
          <table:table-cell office:value-type="string">
            <text:p>fleetcap.22</text:p>
          </table:table-cell>
          <table:table-cell table:number-columns-repeated="2"/>
          <table:table-cell table:formula="of:=[.N50]+1" office:value-type="float" office:value="22">
            <text:p>22</text:p>
          </table:table-cell>
          <table:table-cell table:formula="of:=[.O49]" office:value-type="float" office:value="489.359468049088">
            <text:p>489.3594680491</text:p>
          </table:table-cell>
          <table:table-cell table:number-columns-repeated="6"/>
        </table:table-row>
        <table:table-row table:style-name="ro2">
          <table:table-cell office:value-type="string">
            <text:p>fleetcap.24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24</text:p>
          </table:table-cell>
          <table:table-cell table:formula="of:=[.E51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53];0)&amp;[.U$8]" office:value-type="string" office:string-value="{ num_pops &gt;647 }">
            <text:p>{ num_pops &gt;647 }</text:p>
          </table:table-cell>
          <table:table-cell office:value-type="string">
            <text:p>"fleetcap_modifier25"</text:p>
          </table:table-cell>
          <table:table-cell office:value-type="string">
            <text:p>-1</text:p>
          </table:table-cell>
          <table:table-cell office:value-type="string">
            <text:p>"fleetcap_modifier24"</text:p>
          </table:table-cell>
          <table:table-cell office:value-type="string">
            <text:p>fleetcap.25</text:p>
          </table:table-cell>
          <table:table-cell table:number-columns-repeated="2"/>
          <table:table-cell table:formula="of:=[.N51]+1" office:value-type="float" office:value="24">
            <text:p>24</text:p>
          </table:table-cell>
          <table:table-cell table:formula="of:=[.O51]*1.15" office:value-type="float" office:value="647.177896494919">
            <text:p>647.1778964949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54];0)&amp;[.U$8]" office:value-type="string" office:string-value="{ num_pops &lt;563 }">
            <text:p>{ num_pops &lt;563 }</text:p>
          </table:table-cell>
          <table:table-cell office:value-type="string">
            <text:p>"fleetcap_modifier23"</text:p>
          </table:table-cell>
          <table:table-cell office:value-type="string">
            <text:p>-1</text:p>
          </table:table-cell>
          <table:table-cell office:value-type="string">
            <text:p>"fleetcap_modifier24"</text:p>
          </table:table-cell>
          <table:table-cell office:value-type="string">
            <text:p>fleetcap.23</text:p>
          </table:table-cell>
          <table:table-cell table:number-columns-repeated="2"/>
          <table:table-cell table:formula="of:=[.N52]+1" office:value-type="float" office:value="23">
            <text:p>23</text:p>
          </table:table-cell>
          <table:table-cell table:formula="of:=[.O51]" office:value-type="float" office:value="562.763388256451">
            <text:p>562.7633882565</text:p>
          </table:table-cell>
          <table:table-cell table:number-columns-repeated="6"/>
        </table:table-row>
        <table:table-row table:style-name="ro2">
          <table:table-cell office:value-type="string">
            <text:p>fleetcap.25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25</text:p>
          </table:table-cell>
          <table:table-cell table:formula="of:=[.E53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55];0)&amp;[.U$8]" office:value-type="string" office:string-value="{ num_pops &gt;744 }">
            <text:p>{ num_pops &gt;744 }</text:p>
          </table:table-cell>
          <table:table-cell office:value-type="string">
            <text:p>"fleetcap_modifier26"</text:p>
          </table:table-cell>
          <table:table-cell office:value-type="string">
            <text:p>-1</text:p>
          </table:table-cell>
          <table:table-cell office:value-type="string">
            <text:p>"fleetcap_modifier25"</text:p>
          </table:table-cell>
          <table:table-cell office:value-type="string">
            <text:p>fleetcap.26</text:p>
          </table:table-cell>
          <table:table-cell table:number-columns-repeated="2"/>
          <table:table-cell table:formula="of:=[.N53]+1" office:value-type="float" office:value="25">
            <text:p>25</text:p>
          </table:table-cell>
          <table:table-cell table:formula="of:=[.O53]*1.15" office:value-type="float" office:value="744.254580969157">
            <text:p>744.2545809692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56];0)&amp;[.U$8]" office:value-type="string" office:string-value="{ num_pops &lt;647 }">
            <text:p>{ num_pops &lt;647 }</text:p>
          </table:table-cell>
          <table:table-cell office:value-type="string">
            <text:p>"fleetcap_modifier24"</text:p>
          </table:table-cell>
          <table:table-cell office:value-type="string">
            <text:p>-1</text:p>
          </table:table-cell>
          <table:table-cell office:value-type="string">
            <text:p>"fleetcap_modifier25"</text:p>
          </table:table-cell>
          <table:table-cell office:value-type="string">
            <text:p>fleetcap.24</text:p>
          </table:table-cell>
          <table:table-cell table:number-columns-repeated="2"/>
          <table:table-cell table:formula="of:=[.N54]+1" office:value-type="float" office:value="24">
            <text:p>24</text:p>
          </table:table-cell>
          <table:table-cell table:formula="of:=[.O53]" office:value-type="float" office:value="647.177896494919">
            <text:p>647.1778964949</text:p>
          </table:table-cell>
          <table:table-cell table:number-columns-repeated="6"/>
        </table:table-row>
        <table:table-row table:style-name="ro2">
          <table:table-cell office:value-type="string">
            <text:p>fleetcap.26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26</text:p>
          </table:table-cell>
          <table:table-cell table:formula="of:=[.E55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57];0)&amp;[.U$8]" office:value-type="string" office:string-value="{ num_pops &gt;856 }">
            <text:p>{ num_pops &gt;856 }</text:p>
          </table:table-cell>
          <table:table-cell office:value-type="string">
            <text:p>"fleetcap_modifier27"</text:p>
          </table:table-cell>
          <table:table-cell office:value-type="string">
            <text:p>-1</text:p>
          </table:table-cell>
          <table:table-cell office:value-type="string">
            <text:p>"fleetcap_modifier26"</text:p>
          </table:table-cell>
          <table:table-cell office:value-type="string">
            <text:p>fleetcap.27</text:p>
          </table:table-cell>
          <table:table-cell table:number-columns-repeated="2"/>
          <table:table-cell table:formula="of:=[.N55]+1" office:value-type="float" office:value="26">
            <text:p>26</text:p>
          </table:table-cell>
          <table:table-cell table:formula="of:=[.O55]*1.15" office:value-type="float" office:value="855.89276811453">
            <text:p>855.8927681145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58];0)&amp;[.U$8]" office:value-type="string" office:string-value="{ num_pops &lt;744 }">
            <text:p>{ num_pops &lt;744 }</text:p>
          </table:table-cell>
          <table:table-cell office:value-type="string">
            <text:p>"fleetcap_modifier25"</text:p>
          </table:table-cell>
          <table:table-cell office:value-type="string">
            <text:p>-1</text:p>
          </table:table-cell>
          <table:table-cell office:value-type="string">
            <text:p>"fleetcap_modifier26"</text:p>
          </table:table-cell>
          <table:table-cell office:value-type="string">
            <text:p>fleetcap.25</text:p>
          </table:table-cell>
          <table:table-cell table:number-columns-repeated="2"/>
          <table:table-cell table:formula="of:=[.N56]+1" office:value-type="float" office:value="25">
            <text:p>25</text:p>
          </table:table-cell>
          <table:table-cell table:formula="of:=[.O55]" office:value-type="float" office:value="744.254580969157">
            <text:p>744.2545809692</text:p>
          </table:table-cell>
          <table:table-cell table:number-columns-repeated="6"/>
        </table:table-row>
        <table:table-row table:style-name="ro2">
          <table:table-cell office:value-type="string">
            <text:p>fleetcap.27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27</text:p>
          </table:table-cell>
          <table:table-cell table:formula="of:=[.E57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59];0)&amp;[.U$8]" office:value-type="string" office:string-value="{ num_pops &gt;984 }">
            <text:p>{ num_pops &gt;984 }</text:p>
          </table:table-cell>
          <table:table-cell office:value-type="string">
            <text:p>"fleetcap_modifier28"</text:p>
          </table:table-cell>
          <table:table-cell office:value-type="string">
            <text:p>-1</text:p>
          </table:table-cell>
          <table:table-cell office:value-type="string">
            <text:p>"fleetcap_modifier27"</text:p>
          </table:table-cell>
          <table:table-cell office:value-type="string">
            <text:p>fleetcap.28</text:p>
          </table:table-cell>
          <table:table-cell table:number-columns-repeated="2"/>
          <table:table-cell table:formula="of:=[.N57]+1" office:value-type="float" office:value="27">
            <text:p>27</text:p>
          </table:table-cell>
          <table:table-cell table:formula="of:=[.O57]*1.15" office:value-type="float" office:value="984.27668333171">
            <text:p>984.2766833317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60];0)&amp;[.U$8]" office:value-type="string" office:string-value="{ num_pops &lt;856 }">
            <text:p>{ num_pops &lt;856 }</text:p>
          </table:table-cell>
          <table:table-cell office:value-type="string">
            <text:p>"fleetcap_modifier26"</text:p>
          </table:table-cell>
          <table:table-cell office:value-type="string">
            <text:p>-1</text:p>
          </table:table-cell>
          <table:table-cell office:value-type="string">
            <text:p>"fleetcap_modifier27"</text:p>
          </table:table-cell>
          <table:table-cell office:value-type="string">
            <text:p>fleetcap.26</text:p>
          </table:table-cell>
          <table:table-cell table:number-columns-repeated="2"/>
          <table:table-cell table:formula="of:=[.N58]+1" office:value-type="float" office:value="26">
            <text:p>26</text:p>
          </table:table-cell>
          <table:table-cell table:formula="of:=[.O57]" office:value-type="float" office:value="855.89276811453">
            <text:p>855.8927681145</text:p>
          </table:table-cell>
          <table:table-cell table:number-columns-repeated="6"/>
        </table:table-row>
        <table:table-row table:style-name="ro2">
          <table:table-cell office:value-type="string">
            <text:p>fleetcap.28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28</text:p>
          </table:table-cell>
          <table:table-cell table:formula="of:=[.E59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61];0)&amp;[.U$8]" office:value-type="string" office:string-value="{ num_pops &gt;1132 }">
            <text:p>{ num_pops &gt;1132 }</text:p>
          </table:table-cell>
          <table:table-cell office:value-type="string">
            <text:p>"fleetcap_modifier29"</text:p>
          </table:table-cell>
          <table:table-cell office:value-type="string">
            <text:p>-1</text:p>
          </table:table-cell>
          <table:table-cell office:value-type="string">
            <text:p>"fleetcap_modifier28"</text:p>
          </table:table-cell>
          <table:table-cell office:value-type="string">
            <text:p>fleetcap.29</text:p>
          </table:table-cell>
          <table:table-cell table:number-columns-repeated="2"/>
          <table:table-cell table:formula="of:=[.N59]+1" office:value-type="float" office:value="28">
            <text:p>28</text:p>
          </table:table-cell>
          <table:table-cell table:formula="of:=[.O59]*1.15" office:value-type="float" office:value="1131.91818583147">
            <text:p>1131.9181858315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62];0)&amp;[.U$8]" office:value-type="string" office:string-value="{ num_pops &lt;984 }">
            <text:p>{ num_pops &lt;984 }</text:p>
          </table:table-cell>
          <table:table-cell office:value-type="string">
            <text:p>"fleetcap_modifier27"</text:p>
          </table:table-cell>
          <table:table-cell office:value-type="string">
            <text:p>-1</text:p>
          </table:table-cell>
          <table:table-cell office:value-type="string">
            <text:p>"fleetcap_modifier28"</text:p>
          </table:table-cell>
          <table:table-cell office:value-type="string">
            <text:p>fleetcap.27</text:p>
          </table:table-cell>
          <table:table-cell table:number-columns-repeated="2"/>
          <table:table-cell table:formula="of:=[.N60]+1" office:value-type="float" office:value="27">
            <text:p>27</text:p>
          </table:table-cell>
          <table:table-cell table:formula="of:=[.O59]" office:value-type="float" office:value="984.27668333171">
            <text:p>984.2766833317</text:p>
          </table:table-cell>
          <table:table-cell table:number-columns-repeated="6"/>
        </table:table-row>
        <table:table-row table:style-name="ro2">
          <table:table-cell office:value-type="string">
            <text:p>fleetcap.29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29</text:p>
          </table:table-cell>
          <table:table-cell table:formula="of:=[.E61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63];0)&amp;[.U$8]" office:value-type="string" office:string-value="{ num_pops &gt;1302 }">
            <text:p>{ num_pops &gt;1302 }</text:p>
          </table:table-cell>
          <table:table-cell office:value-type="string">
            <text:p>"fleetcap_modifier30"</text:p>
          </table:table-cell>
          <table:table-cell office:value-type="string">
            <text:p>-1</text:p>
          </table:table-cell>
          <table:table-cell office:value-type="string">
            <text:p>"fleetcap_modifier29"</text:p>
          </table:table-cell>
          <table:table-cell office:value-type="string">
            <text:p>fleetcap.30</text:p>
          </table:table-cell>
          <table:table-cell table:number-columns-repeated="2"/>
          <table:table-cell table:formula="of:=[.N61]+1" office:value-type="float" office:value="29">
            <text:p>29</text:p>
          </table:table-cell>
          <table:table-cell table:formula="of:=[.O61]*1.15" office:value-type="float" office:value="1301.70591370619">
            <text:p>1301.7059137062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64];0)&amp;[.U$8]" office:value-type="string" office:string-value="{ num_pops &lt;1132 }">
            <text:p>{ num_pops &lt;1132 }</text:p>
          </table:table-cell>
          <table:table-cell office:value-type="string">
            <text:p>"fleetcap_modifier28"</text:p>
          </table:table-cell>
          <table:table-cell office:value-type="string">
            <text:p>-1</text:p>
          </table:table-cell>
          <table:table-cell office:value-type="string">
            <text:p>"fleetcap_modifier29"</text:p>
          </table:table-cell>
          <table:table-cell office:value-type="string">
            <text:p>fleetcap.28</text:p>
          </table:table-cell>
          <table:table-cell table:number-columns-repeated="2"/>
          <table:table-cell table:formula="of:=[.N62]+1" office:value-type="float" office:value="28">
            <text:p>28</text:p>
          </table:table-cell>
          <table:table-cell table:formula="of:=[.O61]" office:value-type="float" office:value="1131.91818583147">
            <text:p>1131.9181858315</text:p>
          </table:table-cell>
          <table:table-cell table:number-columns-repeated="6"/>
        </table:table-row>
        <table:table-row table:style-name="ro2">
          <table:table-cell office:value-type="string">
            <text:p>fleetcap.30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30</text:p>
          </table:table-cell>
          <table:table-cell table:formula="of:=[.E63]" office:value-type="string" office:string-value="OCC0">
            <text:p>OCC0</text:p>
          </table:table-cell>
          <table:table-cell office:value-type="string">
            <text:p>OCC0</text:p>
          </table:table-cell>
          <table:table-cell table:formula="of:=[.T$8]&amp;[.R$7]&amp;ROUND([.O65];0)&amp;[.U$8]" office:value-type="string" office:string-value="{ num_pops &gt;1497 }">
            <text:p>{ num_pops &gt;1497 }</text:p>
          </table:table-cell>
          <table:table-cell office:value-type="string">
            <text:p>"fleetcap_modifier31"</text:p>
          </table:table-cell>
          <table:table-cell office:value-type="string">
            <text:p>-1</text:p>
          </table:table-cell>
          <table:table-cell office:value-type="string">
            <text:p>"fleetcap_modifier30"</text:p>
          </table:table-cell>
          <table:table-cell office:value-type="string">
            <text:p>fleetcap.31</text:p>
          </table:table-cell>
          <table:table-cell table:number-columns-repeated="2"/>
          <table:table-cell table:formula="of:=[.N63]+1" office:value-type="float" office:value="30">
            <text:p>30</text:p>
          </table:table-cell>
          <table:table-cell table:formula="of:=[.O63]*1.15" office:value-type="float" office:value="1496.96180076211">
            <text:p>1496.9618007621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OCC1</text:p>
          </table:table-cell>
          <table:table-cell table:formula="of:=[.T$8]&amp;[.S$7]&amp;ROUND([.O66];0)&amp;[.U$8]" office:value-type="string" office:string-value="{ num_pops &lt;1302 }">
            <text:p>{ num_pops &lt;1302 }</text:p>
          </table:table-cell>
          <table:table-cell office:value-type="string">
            <text:p>"fleetcap_modifier29"</text:p>
          </table:table-cell>
          <table:table-cell office:value-type="string">
            <text:p>-1</text:p>
          </table:table-cell>
          <table:table-cell office:value-type="string">
            <text:p>"fleetcap_modifier30"</text:p>
          </table:table-cell>
          <table:table-cell office:value-type="string">
            <text:p>fleetcap.29</text:p>
          </table:table-cell>
          <table:table-cell table:number-columns-repeated="3"/>
          <table:table-cell table:formula="of:=[.O63]" office:value-type="float" office:value="1301.70591370619">
            <text:p>1301.7059137062</text:p>
          </table:table-cell>
          <table:table-cell table:number-columns-repeated="6"/>
        </table:table-row>
        <table:table-row table:style-name="ro2">
          <table:table-cell office:value-type="string">
            <text:p>fleetcap.31</text:p>
          </table:table-cell>
          <table:table-cell table:number-columns-repeated="2" office:value-type="string">
            <text:p>yes</text:p>
          </table:table-cell>
          <table:table-cell office:value-type="string">
            <text:p>fleetcap_modifier31</text:p>
          </table:table-cell>
          <table:table-cell office:value-type="string">
            <text:p>OCC15</text:p>
          </table:table-cell>
          <table:table-cell/>
          <table:table-cell office:value-type="string">
            <text:p>{ num_pops &lt;1497 }</text:p>
          </table:table-cell>
          <table:table-cell office:value-type="string">
            <text:p>"fleetcap_modifier30"</text:p>
          </table:table-cell>
          <table:table-cell office:value-type="string">
            <text:p>-1</text:p>
          </table:table-cell>
          <table:table-cell office:value-type="string">
            <text:p>"fleetcap_modifier31"</text:p>
          </table:table-cell>
          <table:table-cell office:value-type="string">
            <text:p>fleetcap.30</text:p>
          </table:table-cell>
          <table:table-cell table:number-columns-repeated="3"/>
          <table:table-cell office:value-type="float" office:value="1500">
            <text:p>1500</text:p>
          </table:table-cell>
          <table:table-cell table:number-columns-repeated="6"/>
        </table:table-row>
        <table:table-row table:style-name="ro1">
          <table:table-cell table:number-columns-repeated="14"/>
          <table:table-cell table:formula="of:=[.O65]" office:value-type="float" office:value="1496.96180076211">
            <text:p>1496.9618007621</text:p>
          </table:table-cell>
          <table:table-cell table:number-columns-repeated="6"/>
        </table:table-row>
        <table:table-row table:style-name="ro1" table:number-rows-repeated="8">
          <table:table-cell table:number-columns-repeated="21"/>
        </table:table-row>
        <table:table-row table:style-name="ro1"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1/15/2018</text:date>, <text:time>16:07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15T16:07:49.82</dc:date>
    <dc:creator>David </dc:creator>
    <meta:editing-duration>PT15M47S</meta:editing-duration>
    <meta:editing-cycles>2</meta:editing-cycles>
    <meta:document-statistic meta:table-count="1" meta:cell-count="661" meta:object-count="0"/>
  </office:meta>
</office:document-meta>
</file>